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5"/>
  </office:automatic-styles>
  <office:body>
    <office:spreadsheet>
      <table:table table:name="Foglio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office:value-type="string">
            <text:p>Vcc</text:p>
          </table:table-cell>
          <table:table-cell table:style-name="Default" office:value-type="float" office:value="3.3">
            <text:p>3,3</text:p>
          </table:table-cell>
          <table:table-cell table:style-name="Default"/>
          <table:table-cell table:style-name="Default" office:value-type="string">
            <text:p>a</text:p>
          </table:table-cell>
          <table:table-cell table:style-name="Default" office:value-type="float" office:value="23000000">
            <text:p>23000000</text:p>
          </table:table-cell>
          <table:table-cell/>
        </table:table-row>
        <table:table-row table:style-name="ro2">
          <table:table-cell office:value-type="string">
            <text:p>R_1</text:p>
          </table:table-cell>
          <table:table-cell table:style-name="Default" office:value-type="float" office:value="3160">
            <text:p>3160</text:p>
          </table:table-cell>
          <table:table-cell table:style-name="Default"/>
          <table:table-cell table:style-name="Default" office:value-type="string">
            <text:p>b</text:p>
          </table:table-cell>
          <table:table-cell table:style-name="Default" office:value-type="float" office:value="-0.7582">
            <text:p>-0,7582</text:p>
          </table:table-cell>
          <table:table-cell/>
        </table:table-row>
        <table:table-row table:style-name="ro2">
          <table:table-cell office:value-type="string">
            <text:p>R_2</text:p>
          </table:table-cell>
          <table:table-cell table:style-name="Default" office:value-type="float" office:value="4870">
            <text:p>4870</text:p>
          </table:table-cell>
          <table:table-cell table:style-name="Default"/>
          <table:table-cell table:style-name="Default" office:value-type="string">
            <text:p>c</text:p>
          </table:table-cell>
          <table:table-cell table:style-name="Default" office:value-type="float" office:value="700.6">
            <text:p>700,6</text:p>
          </table:table-cell>
          <table:table-cell/>
        </table:table-row>
        <table:table-row table:style-name="ro2"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>
            <text:p>Adc</text:p>
          </table:table-cell>
          <table:table-cell table:style-name="Default" office:value-type="string">
            <text:p>Vout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(Pa)</text:p>
          </table:table-cell>
          <table:table-cell table:style-name="Default" office:value-type="string">
            <text:p>F(kg su 2cm^2)</text:p>
          </table:table-cell>
          <table:table-cell office:value-type="string">
            <text:p>Gram/1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2*[.A6]/1000" office:value-type="float" office:value="0">
            <text:p>0,000</text:p>
          </table:table-cell>
          <table:table-cell table:formula="of:=([.$B$1]-[.B6])*[.$B$3]/[.B6]-[.$B$2]" office:value-type="float" office:value="0">
            <text:p>#DIV/0!</text:p>
          </table:table-cell>
          <table:table-cell table:formula="of:=[.$E$1]*[.C6]^[.$E$2]+[.$E$3]" office:value-type="float" office:value="0">
            <text:p>#DIV/0!</text:p>
          </table:table-cell>
          <table:table-cell table:formula="of:=[.D6]*0.02*0.02/9.8" office:value-type="float" office:value="0">
            <text:p>#DIV/0!</text:p>
          </table:table-cell>
          <table:table-cell table:formula="of:=ROUND([.E6]*100;0)" office:value-type="float" office:value="0">
            <text:p>#DIV/0!</text:p>
          </table:table-cell>
        </table:table-row>
        <table:table-row table:style-name="ro2">
          <table:table-cell table:formula="of:=[.A6]+16" office:value-type="float" office:value="16">
            <text:p>16</text:p>
          </table:table-cell>
          <table:table-cell table:formula="of:=2*[.A7]/1000" office:value-type="float" office:value="0.032">
            <text:p>0,032</text:p>
          </table:table-cell>
          <table:table-cell table:formula="of:=([.$B$1]-[.B7])*[.$B$3]/[.B7]-[.$B$2]" office:value-type="float" office:value="494188.75">
            <text:p>494188,750</text:p>
          </table:table-cell>
          <table:table-cell table:formula="of:=[.$E$1]*[.C7]^[.$E$2]+[.$E$3]" office:value-type="float" office:value="1808.80032611229">
            <text:p>1808,800</text:p>
          </table:table-cell>
          <table:table-cell table:formula="of:=[.D7]*0.02*0.02/9.8" office:value-type="float" office:value="0.0738285847392771">
            <text:p>0,074</text:p>
          </table:table-cell>
          <table:table-cell table:formula="of:=ROUND([.E7]*100;0)" office:value-type="float" office:value="7">
            <text:p>7</text:p>
          </table:table-cell>
        </table:table-row>
        <table:table-row table:style-name="ro2">
          <table:table-cell table:formula="of:=[.A7]+16" office:value-type="float" office:value="32">
            <text:p>32</text:p>
          </table:table-cell>
          <table:table-cell table:formula="of:=2*[.A8]/1000" office:value-type="float" office:value="0.064">
            <text:p>0,064</text:p>
          </table:table-cell>
          <table:table-cell table:formula="of:=([.$B$1]-[.B8])*[.$B$3]/[.B8]-[.$B$2]" office:value-type="float" office:value="243079.375">
            <text:p>243079,375</text:p>
          </table:table-cell>
          <table:table-cell table:formula="of:=[.$E$1]*[.C8]^[.$E$2]+[.$E$3]" office:value-type="float" office:value="2598.41387840242">
            <text:p>2598,414</text:p>
          </table:table-cell>
          <table:table-cell table:formula="of:=[.D8]*0.02*0.02/9.8" office:value-type="float" office:value="0.106057709322548">
            <text:p>0,106</text:p>
          </table:table-cell>
          <table:table-cell table:formula="of:=ROUND([.E8]*100;0)" office:value-type="float" office:value="11">
            <text:p>11</text:p>
          </table:table-cell>
        </table:table-row>
        <table:table-row table:style-name="ro2">
          <table:table-cell table:formula="of:=[.A8]+16" office:value-type="float" office:value="48">
            <text:p>48</text:p>
          </table:table-cell>
          <table:table-cell table:formula="of:=2*[.A9]/1000" office:value-type="float" office:value="0.096">
            <text:p>0,096</text:p>
          </table:table-cell>
          <table:table-cell table:formula="of:=([.$B$1]-[.B9])*[.$B$3]/[.B9]-[.$B$2]" office:value-type="float" office:value="159376.25">
            <text:p>159376,250</text:p>
          </table:table-cell>
          <table:table-cell table:formula="of:=[.$E$1]*[.C9]^[.$E$2]+[.$E$3]" office:value-type="float" office:value="3314.26702975206">
            <text:p>3314,267</text:p>
          </table:table-cell>
          <table:table-cell table:formula="of:=[.D9]*0.02*0.02/9.8" office:value-type="float" office:value="0.135276205296002">
            <text:p>0,135</text:p>
          </table:table-cell>
          <table:table-cell table:formula="of:=ROUND([.E9]*100;0)" office:value-type="float" office:value="14">
            <text:p>14</text:p>
          </table:table-cell>
        </table:table-row>
        <table:table-row table:style-name="ro2">
          <table:table-cell table:formula="of:=[.A9]+16" office:value-type="float" office:value="64">
            <text:p>64</text:p>
          </table:table-cell>
          <table:table-cell table:formula="of:=2*[.A10]/1000" office:value-type="float" office:value="0.128">
            <text:p>0,128</text:p>
          </table:table-cell>
          <table:table-cell table:formula="of:=([.$B$1]-[.B10])*[.$B$3]/[.B10]-[.$B$2]" office:value-type="float" office:value="117524.6875">
            <text:p>117524,688</text:p>
          </table:table-cell>
          <table:table-cell table:formula="of:=[.$E$1]*[.C10]^[.$E$2]+[.$E$3]" office:value-type="float" office:value="3993.32869610745">
            <text:p>3993,329</text:p>
          </table:table-cell>
          <table:table-cell table:formula="of:=[.D10]*0.02*0.02/9.8" office:value-type="float" office:value="0.162993008004386">
            <text:p>0,163</text:p>
          </table:table-cell>
          <table:table-cell table:formula="of:=ROUND([.E10]*100;0)" office:value-type="float" office:value="16">
            <text:p>16</text:p>
          </table:table-cell>
        </table:table-row>
        <table:table-row table:style-name="ro2">
          <table:table-cell table:formula="of:=[.A10]+16" office:value-type="float" office:value="80">
            <text:p>80</text:p>
          </table:table-cell>
          <table:table-cell table:formula="of:=2*[.A11]/1000" office:value-type="float" office:value="0.16">
            <text:p>0,160</text:p>
          </table:table-cell>
          <table:table-cell table:formula="of:=([.$B$1]-[.B11])*[.$B$3]/[.B11]-[.$B$2]" office:value-type="float" office:value="92413.75">
            <text:p>92413,750</text:p>
          </table:table-cell>
          <table:table-cell table:formula="of:=[.$E$1]*[.C11]^[.$E$2]+[.$E$3]" office:value-type="float" office:value="4651.59382364456">
            <text:p>4651,594</text:p>
          </table:table-cell>
          <table:table-cell table:formula="of:=[.D11]*0.02*0.02/9.8" office:value-type="float" office:value="0.189860972393656">
            <text:p>0,190</text:p>
          </table:table-cell>
          <table:table-cell table:formula="of:=ROUND([.E11]*100;0)" office:value-type="float" office:value="19">
            <text:p>19</text:p>
          </table:table-cell>
        </table:table-row>
        <table:table-row table:style-name="ro2">
          <table:table-cell table:formula="of:=[.A11]+16" office:value-type="float" office:value="96">
            <text:p>96</text:p>
          </table:table-cell>
          <table:table-cell table:formula="of:=2*[.A12]/1000" office:value-type="float" office:value="0.192">
            <text:p>0,192</text:p>
          </table:table-cell>
          <table:table-cell table:formula="of:=([.$B$1]-[.B12])*[.$B$3]/[.B12]-[.$B$2]" office:value-type="float" office:value="75673.125">
            <text:p>75673,125</text:p>
          </table:table-cell>
          <table:table-cell table:formula="of:=[.$E$1]*[.C12]^[.$E$2]+[.$E$3]" office:value-type="float" office:value="5298.02086602382">
            <text:p>5298,021</text:p>
          </table:table-cell>
          <table:table-cell table:formula="of:=[.D12]*0.02*0.02/9.8" office:value-type="float" office:value="0.216245749633625">
            <text:p>0,216</text:p>
          </table:table-cell>
          <table:table-cell table:formula="of:=ROUND([.E12]*100;0)" office:value-type="float" office:value="22">
            <text:p>22</text:p>
          </table:table-cell>
        </table:table-row>
        <table:table-row table:style-name="ro2">
          <table:table-cell table:formula="of:=[.A12]+16" office:value-type="float" office:value="112">
            <text:p>112</text:p>
          </table:table-cell>
          <table:table-cell table:formula="of:=2*[.A13]/1000" office:value-type="float" office:value="0.224">
            <text:p>0,224</text:p>
          </table:table-cell>
          <table:table-cell table:formula="of:=([.$B$1]-[.B13])*[.$B$3]/[.B13]-[.$B$2]" office:value-type="float" office:value="63715.5357142857">
            <text:p>63715,536</text:p>
          </table:table-cell>
          <table:table-cell table:formula="of:=[.$E$1]*[.C13]^[.$E$2]+[.$E$3]" office:value-type="float" office:value="5938.40131092162">
            <text:p>5938,401</text:p>
          </table:table-cell>
          <table:table-cell table:formula="of:=[.D13]*0.02*0.02/9.8" office:value-type="float" office:value="0.242383726976393">
            <text:p>0,242</text:p>
          </table:table-cell>
          <table:table-cell table:formula="of:=ROUND([.E13]*100;0)" office:value-type="float" office:value="24">
            <text:p>24</text:p>
          </table:table-cell>
        </table:table-row>
        <table:table-row table:style-name="ro2">
          <table:table-cell table:formula="of:=[.A13]+16" office:value-type="float" office:value="128">
            <text:p>128</text:p>
          </table:table-cell>
          <table:table-cell table:formula="of:=2*[.A14]/1000" office:value-type="float" office:value="0.256">
            <text:p>0,256</text:p>
          </table:table-cell>
          <table:table-cell table:formula="of:=([.$B$1]-[.B14])*[.$B$3]/[.B14]-[.$B$2]" office:value-type="float" office:value="54747.34375">
            <text:p>54747,344</text:p>
          </table:table-cell>
          <table:table-cell table:formula="of:=[.$E$1]*[.C14]^[.$E$2]+[.$E$3]" office:value-type="float" office:value="6576.85954183173">
            <text:p>6576,860</text:p>
          </table:table-cell>
          <table:table-cell table:formula="of:=[.D14]*0.02*0.02/9.8" office:value-type="float" office:value="0.268443246605377">
            <text:p>0,268</text:p>
          </table:table-cell>
          <table:table-cell table:formula="of:=ROUND([.E14]*100;0)" office:value-type="float" office:value="27">
            <text:p>27</text:p>
          </table:table-cell>
        </table:table-row>
        <table:table-row table:style-name="ro2">
          <table:table-cell table:formula="of:=[.A14]+16" office:value-type="float" office:value="144">
            <text:p>144</text:p>
          </table:table-cell>
          <table:table-cell table:formula="of:=2*[.A15]/1000" office:value-type="float" office:value="0.288">
            <text:p>0,288</text:p>
          </table:table-cell>
          <table:table-cell table:formula="of:=([.$B$1]-[.B15])*[.$B$3]/[.B15]-[.$B$2]" office:value-type="float" office:value="47772.0833333333">
            <text:p>47772,083</text:p>
          </table:table-cell>
          <table:table-cell table:formula="of:=[.$E$1]*[.C15]^[.$E$2]+[.$E$3]" office:value-type="float" office:value="7216.55343163544">
            <text:p>7216,553</text:p>
          </table:table-cell>
          <table:table-cell table:formula="of:=[.D15]*0.02*0.02/9.8" office:value-type="float" office:value="0.294553201291242">
            <text:p>0,295</text:p>
          </table:table-cell>
          <table:table-cell table:formula="of:=ROUND([.E15]*100;0)" office:value-type="float" office:value="29">
            <text:p>29</text:p>
          </table:table-cell>
        </table:table-row>
        <table:table-row table:style-name="ro2">
          <table:table-cell table:formula="of:=[.A15]+16" office:value-type="float" office:value="160">
            <text:p>160</text:p>
          </table:table-cell>
          <table:table-cell table:formula="of:=2*[.A16]/1000" office:value-type="float" office:value="0.32">
            <text:p>0,320</text:p>
          </table:table-cell>
          <table:table-cell table:formula="of:=([.$B$1]-[.B16])*[.$B$3]/[.B16]-[.$B$2]" office:value-type="float" office:value="42191.875">
            <text:p>42191,875</text:p>
          </table:table-cell>
          <table:table-cell table:formula="of:=[.$E$1]*[.C16]^[.$E$2]+[.$E$3]" office:value-type="float" office:value="7860.04472290482">
            <text:p>7860,045</text:p>
          </table:table-cell>
          <table:table-cell table:formula="of:=[.D16]*0.02*0.02/9.8" office:value-type="float" office:value="0.320818151955299">
            <text:p>0,321</text:p>
          </table:table-cell>
          <table:table-cell table:formula="of:=ROUND([.E16]*100;0)" office:value-type="float" office:value="32">
            <text:p>32</text:p>
          </table:table-cell>
        </table:table-row>
        <table:table-row table:style-name="ro2">
          <table:table-cell table:formula="of:=[.A16]+16" office:value-type="float" office:value="176">
            <text:p>176</text:p>
          </table:table-cell>
          <table:table-cell table:formula="of:=2*[.A17]/1000" office:value-type="float" office:value="0.352">
            <text:p>0,352</text:p>
          </table:table-cell>
          <table:table-cell table:formula="of:=([.$B$1]-[.B17])*[.$B$3]/[.B17]-[.$B$2]" office:value-type="float" office:value="37626.25">
            <text:p>37626,250</text:p>
          </table:table-cell>
          <table:table-cell table:formula="of:=[.$E$1]*[.C17]^[.$E$2]+[.$E$3]" office:value-type="float" office:value="8509.5134215128">
            <text:p>8509,513</text:p>
          </table:table-cell>
          <table:table-cell table:formula="of:=[.D17]*0.02*0.02/9.8" office:value-type="float" office:value="0.347327078429094">
            <text:p>0,347</text:p>
          </table:table-cell>
          <table:table-cell table:formula="of:=ROUND([.E17]*100;0)" office:value-type="float" office:value="35">
            <text:p>35</text:p>
          </table:table-cell>
        </table:table-row>
        <table:table-row table:style-name="ro2">
          <table:table-cell table:formula="of:=[.A17]+16" office:value-type="float" office:value="192">
            <text:p>192</text:p>
          </table:table-cell>
          <table:table-cell table:formula="of:=2*[.A18]/1000" office:value-type="float" office:value="0.384">
            <text:p>0,384</text:p>
          </table:table-cell>
          <table:table-cell table:formula="of:=([.$B$1]-[.B18])*[.$B$3]/[.B18]-[.$B$2]" office:value-type="float" office:value="33821.5625">
            <text:p>33821,563</text:p>
          </table:table-cell>
          <table:table-cell table:formula="of:=[.$E$1]*[.C18]^[.$E$2]+[.$E$3]" office:value-type="float" office:value="9166.8911090877">
            <text:p>9166,891</text:p>
          </table:table-cell>
          <table:table-cell table:formula="of:=[.D18]*0.02*0.02/9.8" office:value-type="float" office:value="0.37415882077909">
            <text:p>0,374</text:p>
          </table:table-cell>
          <table:table-cell table:formula="of:=ROUND([.E18]*100;0)" office:value-type="float" office:value="37">
            <text:p>37</text:p>
          </table:table-cell>
        </table:table-row>
        <table:table-row table:style-name="ro2">
          <table:table-cell table:formula="of:=[.A18]+16" office:value-type="float" office:value="208">
            <text:p>208</text:p>
          </table:table-cell>
          <table:table-cell table:formula="of:=2*[.A19]/1000" office:value-type="float" office:value="0.416">
            <text:p>0,416</text:p>
          </table:table-cell>
          <table:table-cell table:formula="of:=([.$B$1]-[.B19])*[.$B$3]/[.B19]-[.$B$2]" office:value-type="float" office:value="30602.2115384615">
            <text:p>30602,212</text:p>
          </table:table-cell>
          <table:table-cell table:formula="of:=[.$E$1]*[.C19]^[.$E$2]+[.$E$3]" office:value-type="float" office:value="9833.9490046893">
            <text:p>9833,949</text:p>
          </table:table-cell>
          <table:table-cell table:formula="of:=[.D19]*0.02*0.02/9.8" office:value-type="float" office:value="0.401385673660788">
            <text:p>0,401</text:p>
          </table:table-cell>
          <table:table-cell table:formula="of:=ROUND([.E19]*100;0)" office:value-type="float" office:value="40">
            <text:p>40</text:p>
          </table:table-cell>
        </table:table-row>
        <table:table-row table:style-name="ro2">
          <table:table-cell table:formula="of:=[.A19]+16" office:value-type="float" office:value="224">
            <text:p>224</text:p>
          </table:table-cell>
          <table:table-cell table:formula="of:=2*[.A20]/1000" office:value-type="float" office:value="0.448">
            <text:p>0,448</text:p>
          </table:table-cell>
          <table:table-cell table:formula="of:=([.$B$1]-[.B20])*[.$B$3]/[.B20]-[.$B$2]" office:value-type="float" office:value="27842.7678571429">
            <text:p>27842,768</text:p>
          </table:table-cell>
          <table:table-cell table:formula="of:=[.$E$1]*[.C20]^[.$E$2]+[.$E$3]" office:value-type="float" office:value="10512.3593864626">
            <text:p>10512,359</text:p>
          </table:table-cell>
          <table:table-cell table:formula="of:=[.D20]*0.02*0.02/9.8" office:value-type="float" office:value="0.429075893325003">
            <text:p>0,429</text:p>
          </table:table-cell>
          <table:table-cell table:formula="of:=ROUND([.E20]*100;0)" office:value-type="float" office:value="43">
            <text:p>43</text:p>
          </table:table-cell>
        </table:table-row>
        <table:table-row table:style-name="ro2">
          <table:table-cell table:formula="of:=[.A20]+16" office:value-type="float" office:value="240">
            <text:p>240</text:p>
          </table:table-cell>
          <table:table-cell table:formula="of:=2*[.A21]/1000" office:value-type="float" office:value="0.48">
            <text:p>0,480</text:p>
          </table:table-cell>
          <table:table-cell table:formula="of:=([.$B$1]-[.B21])*[.$B$3]/[.B21]-[.$B$2]" office:value-type="float" office:value="25451.25">
            <text:p>25451,250</text:p>
          </table:table-cell>
          <table:table-cell table:formula="of:=[.$E$1]*[.C21]^[.$E$2]+[.$E$3]" office:value-type="float" office:value="11203.7407058027">
            <text:p>11203,741</text:p>
          </table:table-cell>
          <table:table-cell table:formula="of:=[.D21]*0.02*0.02/9.8" office:value-type="float" office:value="0.457295539012354">
            <text:p>0,457</text:p>
          </table:table-cell>
          <table:table-cell table:formula="of:=ROUND([.E21]*100;0)" office:value-type="float" office:value="46">
            <text:p>46</text:p>
          </table:table-cell>
        </table:table-row>
        <table:table-row table:style-name="ro2">
          <table:table-cell table:formula="of:=[.A21]+16" office:value-type="float" office:value="256">
            <text:p>256</text:p>
          </table:table-cell>
          <table:table-cell table:formula="of:=2*[.A22]/1000" office:value-type="float" office:value="0.512">
            <text:p>0,512</text:p>
          </table:table-cell>
          <table:table-cell table:formula="of:=([.$B$1]-[.B22])*[.$B$3]/[.B22]-[.$B$2]" office:value-type="float" office:value="23358.671875">
            <text:p>23358,672</text:p>
          </table:table-cell>
          <table:table-cell table:formula="of:=[.$E$1]*[.C22]^[.$E$2]+[.$E$3]" office:value-type="float" office:value="11909.6924636026">
            <text:p>11909,692</text:p>
          </table:table-cell>
          <table:table-cell table:formula="of:=[.D22]*0.02*0.02/9.8" office:value-type="float" office:value="0.486109896473577">
            <text:p>0,486</text:p>
          </table:table-cell>
          <table:table-cell table:formula="of:=ROUND([.E22]*100;0)" office:value-type="float" office:value="49">
            <text:p>49</text:p>
          </table:table-cell>
        </table:table-row>
        <table:table-row table:style-name="ro2">
          <table:table-cell table:formula="of:=[.A22]+16" office:value-type="float" office:value="272">
            <text:p>272</text:p>
          </table:table-cell>
          <table:table-cell table:formula="of:=2*[.A23]/1000" office:value-type="float" office:value="0.544">
            <text:p>0,544</text:p>
          </table:table-cell>
          <table:table-cell table:formula="of:=([.$B$1]-[.B23])*[.$B$3]/[.B23]-[.$B$2]" office:value-type="float" office:value="21512.2794117647">
            <text:p>21512,279</text:p>
          </table:table-cell>
          <table:table-cell table:formula="of:=[.$E$1]*[.C23]^[.$E$2]+[.$E$3]" office:value-type="float" office:value="12631.8235986403">
            <text:p>12631,824</text:p>
          </table:table-cell>
          <table:table-cell table:formula="of:=[.D23]*0.02*0.02/9.8" office:value-type="float" office:value="0.515584636679197">
            <text:p>0,516</text:p>
          </table:table-cell>
          <table:table-cell table:formula="of:=ROUND([.E23]*100;0)" office:value-type="float" office:value="52">
            <text:p>52</text:p>
          </table:table-cell>
        </table:table-row>
        <table:table-row table:style-name="ro2">
          <table:table-cell table:formula="of:=[.A23]+16" office:value-type="float" office:value="288">
            <text:p>288</text:p>
          </table:table-cell>
          <table:table-cell table:formula="of:=2*[.A24]/1000" office:value-type="float" office:value="0.576">
            <text:p>0,576</text:p>
          </table:table-cell>
          <table:table-cell table:formula="of:=([.$B$1]-[.B24])*[.$B$3]/[.B24]-[.$B$2]" office:value-type="float" office:value="19871.0416666667">
            <text:p>19871,042</text:p>
          </table:table-cell>
          <table:table-cell table:formula="of:=[.$E$1]*[.C24]^[.$E$2]+[.$E$3]" office:value-type="float" office:value="13371.7768197233">
            <text:p>13371,777</text:p>
          </table:table-cell>
          <table:table-cell table:formula="of:=[.D24]*0.02*0.02/9.8" office:value-type="float" office:value="0.545786808968298">
            <text:p>0,546</text:p>
          </table:table-cell>
          <table:table-cell table:formula="of:=ROUND([.E24]*100;0)" office:value-type="float" office:value="55">
            <text:p>55</text:p>
          </table:table-cell>
        </table:table-row>
        <table:table-row table:style-name="ro2">
          <table:table-cell table:formula="of:=[.A24]+16" office:value-type="float" office:value="304">
            <text:p>304</text:p>
          </table:table-cell>
          <table:table-cell table:formula="of:=2*[.A25]/1000" office:value-type="float" office:value="0.608">
            <text:p>0,608</text:p>
          </table:table-cell>
          <table:table-cell table:formula="of:=([.$B$1]-[.B25])*[.$B$3]/[.B25]-[.$B$2]" office:value-type="float" office:value="18402.5657894737">
            <text:p>18402,566</text:p>
          </table:table-cell>
          <table:table-cell table:formula="of:=[.$E$1]*[.C25]^[.$E$2]+[.$E$3]" office:value-type="float" office:value="14131.2505387936">
            <text:p>14131,251</text:p>
          </table:table-cell>
          <table:table-cell table:formula="of:=[.D25]*0.02*0.02/9.8" office:value-type="float" office:value="0.576785736277291">
            <text:p>0,577</text:p>
          </table:table-cell>
          <table:table-cell table:formula="of:=ROUND([.E25]*100;0)" office:value-type="float" office:value="58">
            <text:p>58</text:p>
          </table:table-cell>
        </table:table-row>
        <table:table-row table:style-name="ro2">
          <table:table-cell table:formula="of:=[.A25]+16" office:value-type="float" office:value="320">
            <text:p>320</text:p>
          </table:table-cell>
          <table:table-cell table:formula="of:=2*[.A26]/1000" office:value-type="float" office:value="0.64">
            <text:p>0,640</text:p>
          </table:table-cell>
          <table:table-cell table:formula="of:=([.$B$1]-[.B26])*[.$B$3]/[.B26]-[.$B$2]" office:value-type="float" office:value="17080.9375">
            <text:p>17080,938</text:p>
          </table:table-cell>
          <table:table-cell table:formula="of:=[.$E$1]*[.C26]^[.$E$2]+[.$E$3]" office:value-type="float" office:value="14912.0195980151">
            <text:p>14912,020</text:p>
          </table:table-cell>
          <table:table-cell table:formula="of:=[.D26]*0.02*0.02/9.8" office:value-type="float" office:value="0.608653861143472">
            <text:p>0,609</text:p>
          </table:table-cell>
          <table:table-cell table:formula="of:=ROUND([.E26]*100;0)" office:value-type="float" office:value="61">
            <text:p>61</text:p>
          </table:table-cell>
        </table:table-row>
        <table:table-row table:style-name="ro2">
          <table:table-cell table:formula="of:=[.A26]+16" office:value-type="float" office:value="336">
            <text:p>336</text:p>
          </table:table-cell>
          <table:table-cell table:formula="of:=2*[.A27]/1000" office:value-type="float" office:value="0.672">
            <text:p>0,672</text:p>
          </table:table-cell>
          <table:table-cell table:formula="of:=([.$B$1]-[.B27])*[.$B$3]/[.B27]-[.$B$2]" office:value-type="float" office:value="15885.1785714286">
            <text:p>15885,179</text:p>
          </table:table-cell>
          <table:table-cell table:formula="of:=[.$E$1]*[.C27]^[.$E$2]+[.$E$3]" office:value-type="float" office:value="15715.9557050335">
            <text:p>15715,956</text:p>
          </table:table-cell>
          <table:table-cell table:formula="of:=[.D27]*0.02*0.02/9.8" office:value-type="float" office:value="0.641467579797288">
            <text:p>0,641</text:p>
          </table:table-cell>
          <table:table-cell table:formula="of:=ROUND([.E27]*100;0)" office:value-type="float" office:value="64">
            <text:p>64</text:p>
          </table:table-cell>
        </table:table-row>
        <table:table-row table:style-name="ro2">
          <table:table-cell table:formula="of:=[.A27]+16" office:value-type="float" office:value="352">
            <text:p>352</text:p>
          </table:table-cell>
          <table:table-cell table:formula="of:=2*[.A28]/1000" office:value-type="float" office:value="0.704">
            <text:p>0,704</text:p>
          </table:table-cell>
          <table:table-cell table:formula="of:=([.$B$1]-[.B28])*[.$B$3]/[.B28]-[.$B$2]" office:value-type="float" office:value="14798.125">
            <text:p>14798,125</text:p>
          </table:table-cell>
          <table:table-cell table:formula="of:=[.$E$1]*[.C28]^[.$E$2]+[.$E$3]" office:value-type="float" office:value="16545.0483281014">
            <text:p>16545,048</text:p>
          </table:table-cell>
          <table:table-cell table:formula="of:=[.D28]*0.02*0.02/9.8" office:value-type="float" office:value="0.675308095024546">
            <text:p>0,675</text:p>
          </table:table-cell>
          <table:table-cell table:formula="of:=ROUND([.E28]*100;0)" office:value-type="float" office:value="68">
            <text:p>68</text:p>
          </table:table-cell>
        </table:table-row>
        <table:table-row table:style-name="ro2">
          <table:table-cell table:formula="of:=[.A28]+16" office:value-type="float" office:value="368">
            <text:p>368</text:p>
          </table:table-cell>
          <table:table-cell table:formula="of:=2*[.A29]/1000" office:value-type="float" office:value="0.736">
            <text:p>0,736</text:p>
          </table:table-cell>
          <table:table-cell table:formula="of:=([.$B$1]-[.B29])*[.$B$3]/[.B29]-[.$B$2]" office:value-type="float" office:value="13805.597826087">
            <text:p>13805,598</text:p>
          </table:table-cell>
          <table:table-cell table:formula="of:=[.$E$1]*[.C29]^[.$E$2]+[.$E$3]" office:value-type="float" office:value="17401.4267176339">
            <text:p>17401,427</text:p>
          </table:table-cell>
          <table:table-cell table:formula="of:=[.D29]*0.02*0.02/9.8" office:value-type="float" office:value="0.710262315005467">
            <text:p>0,710</text:p>
          </table:table-cell>
          <table:table-cell table:formula="of:=ROUND([.E29]*100;0)" office:value-type="float" office:value="71">
            <text:p>71</text:p>
          </table:table-cell>
        </table:table-row>
        <table:table-row table:style-name="ro2">
          <table:table-cell table:formula="of:=[.A29]+16" office:value-type="float" office:value="384">
            <text:p>384</text:p>
          </table:table-cell>
          <table:table-cell table:formula="of:=2*[.A30]/1000" office:value-type="float" office:value="0.768">
            <text:p>0,768</text:p>
          </table:table-cell>
          <table:table-cell table:formula="of:=([.$B$1]-[.B30])*[.$B$3]/[.B30]-[.$B$2]" office:value-type="float" office:value="12895.78125">
            <text:p>12895,781</text:p>
          </table:table-cell>
          <table:table-cell table:formula="of:=[.$E$1]*[.C30]^[.$E$2]+[.$E$3]" office:value-type="float" office:value="18287.3836910259">
            <text:p>18287,384</text:p>
          </table:table-cell>
          <table:table-cell table:formula="of:=[.D30]*0.02*0.02/9.8" office:value-type="float" office:value="0.746423824123505">
            <text:p>0,746</text:p>
          </table:table-cell>
          <table:table-cell table:formula="of:=ROUND([.E30]*100;0)" office:value-type="float" office:value="75">
            <text:p>75</text:p>
          </table:table-cell>
        </table:table-row>
        <table:table-row table:style-name="ro2">
          <table:table-cell table:formula="of:=[.A30]+16" office:value-type="float" office:value="400">
            <text:p>400</text:p>
          </table:table-cell>
          <table:table-cell table:formula="of:=2*[.A31]/1000" office:value-type="float" office:value="0.8">
            <text:p>0,800</text:p>
          </table:table-cell>
          <table:table-cell table:formula="of:=([.$B$1]-[.B31])*[.$B$3]/[.B31]-[.$B$2]" office:value-type="float" office:value="12058.75">
            <text:p>12058,750</text:p>
          </table:table-cell>
          <table:table-cell table:formula="of:=[.$E$1]*[.C31]^[.$E$2]+[.$E$3]" office:value-type="float" office:value="19205.4018312829">
            <text:p>19205,402</text:p>
          </table:table-cell>
          <table:table-cell table:formula="of:=[.D31]*0.02*0.02/9.8" office:value-type="float" office:value="0.783893952297263">
            <text:p>0,784</text:p>
          </table:table-cell>
          <table:table-cell table:formula="of:=ROUND([.E31]*100;0)" office:value-type="float" office:value="78">
            <text:p>78</text:p>
          </table:table-cell>
        </table:table-row>
        <table:table-row table:style-name="ro2">
          <table:table-cell table:formula="of:=[.A31]+16" office:value-type="float" office:value="416">
            <text:p>416</text:p>
          </table:table-cell>
          <table:table-cell table:formula="of:=2*[.A32]/1000" office:value-type="float" office:value="0.832">
            <text:p>0,832</text:p>
          </table:table-cell>
          <table:table-cell table:formula="of:=([.$B$1]-[.B32])*[.$B$3]/[.B32]-[.$B$2]" office:value-type="float" office:value="11286.1057692308">
            <text:p>11286,106</text:p>
          </table:table-cell>
          <table:table-cell table:formula="of:=[.$E$1]*[.C32]^[.$E$2]+[.$E$3]" office:value-type="float" office:value="20158.1828017697">
            <text:p>20158,183</text:p>
          </table:table-cell>
          <table:table-cell table:formula="of:=[.D32]*0.02*0.02/9.8" office:value-type="float" office:value="0.822782971500805">
            <text:p>0,823</text:p>
          </table:table-cell>
          <table:table-cell table:formula="of:=ROUND([.E32]*100;0)" office:value-type="float" office:value="82">
            <text:p>82</text:p>
          </table:table-cell>
        </table:table-row>
        <table:table-row table:style-name="ro2">
          <table:table-cell table:formula="of:=[.A32]+16" office:value-type="float" office:value="432">
            <text:p>432</text:p>
          </table:table-cell>
          <table:table-cell table:formula="of:=2*[.A33]/1000" office:value-type="float" office:value="0.864">
            <text:p>0,864</text:p>
          </table:table-cell>
          <table:table-cell table:formula="of:=([.$B$1]-[.B33])*[.$B$3]/[.B33]-[.$B$2]" office:value-type="float" office:value="10570.6944444444">
            <text:p>10570,694</text:p>
          </table:table-cell>
          <table:table-cell table:formula="of:=[.$E$1]*[.C33]^[.$E$2]+[.$E$3]" office:value-type="float" office:value="21148.6805682299">
            <text:p>21148,681</text:p>
          </table:table-cell>
          <table:table-cell table:formula="of:=[.D33]*0.02*0.02/9.8" office:value-type="float" office:value="0.863211451764487">
            <text:p>0,863</text:p>
          </table:table-cell>
          <table:table-cell table:formula="of:=ROUND([.E33]*100;0)" office:value-type="float" office:value="86">
            <text:p>86</text:p>
          </table:table-cell>
        </table:table-row>
        <table:table-row table:style-name="ro2">
          <table:table-cell table:formula="of:=[.A33]+16" office:value-type="float" office:value="448">
            <text:p>448</text:p>
          </table:table-cell>
          <table:table-cell table:formula="of:=2*[.A34]/1000" office:value-type="float" office:value="0.896">
            <text:p>0,896</text:p>
          </table:table-cell>
          <table:table-cell table:formula="of:=([.$B$1]-[.B34])*[.$B$3]/[.B34]-[.$B$2]" office:value-type="float" office:value="9906.38392857143">
            <text:p>9906,384</text:p>
          </table:table-cell>
          <table:table-cell table:formula="of:=[.$E$1]*[.C34]^[.$E$2]+[.$E$3]" office:value-type="float" office:value="22180.1394479902">
            <text:p>22180,139</text:p>
          </table:table-cell>
          <table:table-cell table:formula="of:=[.D34]*0.02*0.02/9.8" office:value-type="float" office:value="0.905311814203681">
            <text:p>0,905</text:p>
          </table:table-cell>
          <table:table-cell table:formula="of:=ROUND([.E34]*100;0)" office:value-type="float" office:value="91">
            <text:p>91</text:p>
          </table:table-cell>
        </table:table-row>
        <table:table-row table:style-name="ro2">
          <table:table-cell table:formula="of:=[.A34]+16" office:value-type="float" office:value="464">
            <text:p>464</text:p>
          </table:table-cell>
          <table:table-cell table:formula="of:=2*[.A35]/1000" office:value-type="float" office:value="0.928">
            <text:p>0,928</text:p>
          </table:table-cell>
          <table:table-cell table:formula="of:=([.$B$1]-[.B35])*[.$B$3]/[.B35]-[.$B$2]" office:value-type="float" office:value="9287.88793103448">
            <text:p>9287,888</text:p>
          </table:table-cell>
          <table:table-cell table:formula="of:=[.$E$1]*[.C35]^[.$E$2]+[.$E$3]" office:value-type="float" office:value="23256.1380811791">
            <text:p>23256,138</text:p>
          </table:table-cell>
          <table:table-cell table:formula="of:=[.D35]*0.02*0.02/9.8" office:value-type="float" office:value="0.949230125762413">
            <text:p>0,949</text:p>
          </table:table-cell>
          <table:table-cell table:formula="of:=ROUND([.E35]*100;0)" office:value-type="float" office:value="95">
            <text:p>95</text:p>
          </table:table-cell>
        </table:table-row>
        <table:table-row table:style-name="ro2">
          <table:table-cell table:formula="of:=[.A35]+16" office:value-type="float" office:value="480">
            <text:p>480</text:p>
          </table:table-cell>
          <table:table-cell table:formula="of:=2*[.A36]/1000" office:value-type="float" office:value="0.96">
            <text:p>0,960</text:p>
          </table:table-cell>
          <table:table-cell table:formula="of:=([.$B$1]-[.B36])*[.$B$3]/[.B36]-[.$B$2]" office:value-type="float" office:value="8710.625">
            <text:p>8710,625</text:p>
          </table:table-cell>
          <table:table-cell table:formula="of:=[.$E$1]*[.C36]^[.$E$2]+[.$E$3]" office:value-type="float" office:value="24380.6406499372">
            <text:p>24380,641</text:p>
          </table:table-cell>
          <table:table-cell table:formula="of:=[.D36]*0.02*0.02/9.8" office:value-type="float" office:value="0.995128189793353">
            <text:p>0,995</text:p>
          </table:table-cell>
          <table:table-cell table:formula="of:=ROUND([.E36]*100;0)" office:value-type="float" office:value="100">
            <text:p>100</text:p>
          </table:table-cell>
        </table:table-row>
        <table:table-row table:style-name="ro2">
          <table:table-cell table:formula="of:=[.A36]+16" office:value-type="float" office:value="496">
            <text:p>496</text:p>
          </table:table-cell>
          <table:table-cell table:formula="of:=2*[.A37]/1000" office:value-type="float" office:value="0.992">
            <text:p>0,992</text:p>
          </table:table-cell>
          <table:table-cell table:formula="of:=([.$B$1]-[.B37])*[.$B$3]/[.B37]-[.$B$2]" office:value-type="float" office:value="8170.60483870968">
            <text:p>8170,605</text:p>
          </table:table-cell>
          <table:table-cell table:formula="of:=[.$E$1]*[.C37]^[.$E$2]+[.$E$3]" office:value-type="float" office:value="25558.0569736154">
            <text:p>25558,057</text:p>
          </table:table-cell>
          <table:table-cell table:formula="of:=[.D37]*0.02*0.02/9.8" office:value-type="float" office:value="1.04318599892308">
            <text:p>1,043</text:p>
          </table:table-cell>
          <table:table-cell table:formula="of:=ROUND([.E37]*100;0)" office:value-type="float" office:value="104">
            <text:p>104</text:p>
          </table:table-cell>
        </table:table-row>
        <table:table-row table:style-name="ro2">
          <table:table-cell table:formula="of:=[.A37]+16" office:value-type="float" office:value="512">
            <text:p>512</text:p>
          </table:table-cell>
          <table:table-cell table:formula="of:=2*[.A38]/1000" office:value-type="float" office:value="1.024">
            <text:p>1,024</text:p>
          </table:table-cell>
          <table:table-cell table:formula="of:=([.$B$1]-[.B38])*[.$B$3]/[.B38]-[.$B$2]" office:value-type="float" office:value="7664.3359375">
            <text:p>7664,336</text:p>
          </table:table-cell>
          <table:table-cell table:formula="of:=[.$E$1]*[.C38]^[.$E$2]+[.$E$3]" office:value-type="float" office:value="26793.3135014633">
            <text:p>26793,314</text:p>
          </table:table-cell>
          <table:table-cell table:formula="of:=[.D38]*0.02*0.02/9.8" office:value-type="float" office:value="1.09360463271279">
            <text:p>1,094</text:p>
          </table:table-cell>
          <table:table-cell table:formula="of:=ROUND([.E38]*100;0)" office:value-type="float" office:value="109">
            <text:p>109</text:p>
          </table:table-cell>
        </table:table-row>
        <table:table-row table:style-name="ro2">
          <table:table-cell table:formula="of:=[.A38]+16" office:value-type="float" office:value="528">
            <text:p>528</text:p>
          </table:table-cell>
          <table:table-cell table:formula="of:=2*[.A39]/1000" office:value-type="float" office:value="1.056">
            <text:p>1,056</text:p>
          </table:table-cell>
          <table:table-cell table:formula="of:=([.$B$1]-[.B39])*[.$B$3]/[.B39]-[.$B$2]" office:value-type="float" office:value="7188.75">
            <text:p>7188,750</text:p>
          </table:table-cell>
          <table:table-cell table:formula="of:=[.$E$1]*[.C39]^[.$E$2]+[.$E$3]" office:value-type="float" office:value="28091.9377379301">
            <text:p>28091,938</text:p>
          </table:table-cell>
          <table:table-cell table:formula="of:=[.D39]*0.02*0.02/9.8" office:value-type="float" office:value="1.14660970358899">
            <text:p>1,147</text:p>
          </table:table-cell>
          <table:table-cell table:formula="of:=ROUND([.E39]*100;0)" office:value-type="float" office:value="115">
            <text:p>115</text:p>
          </table:table-cell>
        </table:table-row>
        <table:table-row table:style-name="ro2">
          <table:table-cell table:formula="of:=[.A39]+16" office:value-type="float" office:value="544">
            <text:p>544</text:p>
          </table:table-cell>
          <table:table-cell table:formula="of:=2*[.A40]/1000" office:value-type="float" office:value="1.088">
            <text:p>1,088</text:p>
          </table:table-cell>
          <table:table-cell table:formula="of:=([.$B$1]-[.B40])*[.$B$3]/[.B40]-[.$B$2]" office:value-type="float" office:value="6741.13970588235">
            <text:p>6741,140</text:p>
          </table:table-cell>
          <table:table-cell table:formula="of:=[.$E$1]*[.C40]^[.$E$2]+[.$E$3]" office:value-type="float" office:value="29460.1593092432">
            <text:p>29460,159</text:p>
          </table:table-cell>
          <table:table-cell table:formula="of:=[.D40]*0.02*0.02/9.8" office:value-type="float" office:value="1.20245548200993">
            <text:p>1,202</text:p>
          </table:table-cell>
          <table:table-cell table:formula="of:=ROUND([.E40]*100;0)" office:value-type="float" office:value="120">
            <text:p>120</text:p>
          </table:table-cell>
        </table:table-row>
        <table:table-row table:style-name="ro2">
          <table:table-cell table:formula="of:=[.A40]+16" office:value-type="float" office:value="560">
            <text:p>560</text:p>
          </table:table-cell>
          <table:table-cell table:formula="of:=2*[.A41]/1000" office:value-type="float" office:value="1.12">
            <text:p>1,120</text:p>
          </table:table-cell>
          <table:table-cell table:formula="of:=([.$B$1]-[.B41])*[.$B$3]/[.B41]-[.$B$2]" office:value-type="float" office:value="6319.10714285714">
            <text:p>6319,107</text:p>
          </table:table-cell>
          <table:table-cell table:formula="of:=[.$E$1]*[.C41]^[.$E$2]+[.$E$3]" office:value-type="float" office:value="30905.0317689356">
            <text:p>30905,032</text:p>
          </table:table-cell>
          <table:table-cell table:formula="of:=[.D41]*0.02*0.02/9.8" office:value-type="float" office:value="1.26142986811982">
            <text:p>1,261</text:p>
          </table:table-cell>
          <table:table-cell table:formula="of:=ROUND([.E41]*100;0)" office:value-type="float" office:value="126">
            <text:p>126</text:p>
          </table:table-cell>
        </table:table-row>
        <table:table-row table:style-name="ro2">
          <table:table-cell table:formula="of:=[.A41]+16" office:value-type="float" office:value="576">
            <text:p>576</text:p>
          </table:table-cell>
          <table:table-cell table:formula="of:=2*[.A42]/1000" office:value-type="float" office:value="1.152">
            <text:p>1,152</text:p>
          </table:table-cell>
          <table:table-cell table:formula="of:=([.$B$1]-[.B42])*[.$B$3]/[.B42]-[.$B$2]" office:value-type="float" office:value="5920.52083333333">
            <text:p>5920,521</text:p>
          </table:table-cell>
          <table:table-cell table:formula="of:=[.$E$1]*[.C42]^[.$E$2]+[.$E$3]" office:value-type="float" office:value="32434.5804226398">
            <text:p>32434,580</text:p>
          </table:table-cell>
          <table:table-cell table:formula="of:=[.D42]*0.02*0.02/9.8" office:value-type="float" office:value="1.32386042541387">
            <text:p>1,324</text:p>
          </table:table-cell>
          <table:table-cell table:formula="of:=ROUND([.E42]*100;0)" office:value-type="float" office:value="132">
            <text:p>132</text:p>
          </table:table-cell>
        </table:table-row>
        <table:table-row table:style-name="ro2">
          <table:table-cell table:formula="of:=[.A42]+16" office:value-type="float" office:value="592">
            <text:p>592</text:p>
          </table:table-cell>
          <table:table-cell table:formula="of:=2*[.A43]/1000" office:value-type="float" office:value="1.184">
            <text:p>1,184</text:p>
          </table:table-cell>
          <table:table-cell table:formula="of:=([.$B$1]-[.B43])*[.$B$3]/[.B43]-[.$B$2]" office:value-type="float" office:value="5543.47972972973">
            <text:p>5543,480</text:p>
          </table:table-cell>
          <table:table-cell table:formula="of:=[.$E$1]*[.C43]^[.$E$2]+[.$E$3]" office:value-type="float" office:value="34057.9830398246">
            <text:p>34057,983</text:p>
          </table:table-cell>
          <table:table-cell table:formula="of:=[.D43]*0.02*0.02/9.8" office:value-type="float" office:value="1.39012175672753">
            <text:p>1,390</text:p>
          </table:table-cell>
          <table:table-cell table:formula="of:=ROUND([.E43]*100;0)" office:value-type="float" office:value="139">
            <text:p>139</text:p>
          </table:table-cell>
        </table:table-row>
        <table:table-row table:style-name="ro2">
          <table:table-cell table:formula="of:=[.A43]+16" office:value-type="float" office:value="608">
            <text:p>608</text:p>
          </table:table-cell>
          <table:table-cell table:formula="of:=2*[.A44]/1000" office:value-type="float" office:value="1.216">
            <text:p>1,216</text:p>
          </table:table-cell>
          <table:table-cell table:formula="of:=([.$B$1]-[.B44])*[.$B$3]/[.B44]-[.$B$2]" office:value-type="float" office:value="5186.28289473684">
            <text:p>5186,283</text:p>
          </table:table-cell>
          <table:table-cell table:formula="of:=[.$E$1]*[.C44]^[.$E$2]+[.$E$3]" office:value-type="float" office:value="35785.7924718432">
            <text:p>35785,792</text:p>
          </table:table-cell>
          <table:table-cell table:formula="of:=[.D44]*0.02*0.02/9.8" office:value-type="float" office:value="1.46064459068748">
            <text:p>1,461</text:p>
          </table:table-cell>
          <table:table-cell table:formula="of:=ROUND([.E44]*100;0)" office:value-type="float" office:value="146">
            <text:p>146</text:p>
          </table:table-cell>
        </table:table-row>
        <table:table-row table:style-name="ro2">
          <table:table-cell table:formula="of:=[.A44]+16" office:value-type="float" office:value="624">
            <text:p>624</text:p>
          </table:table-cell>
          <table:table-cell table:formula="of:=2*[.A45]/1000" office:value-type="float" office:value="1.248">
            <text:p>1,248</text:p>
          </table:table-cell>
          <table:table-cell table:formula="of:=([.$B$1]-[.B45])*[.$B$3]/[.B45]-[.$B$2]" office:value-type="float" office:value="4847.40384615385">
            <text:p>4847,404</text:p>
          </table:table-cell>
          <table:table-cell table:formula="of:=[.$E$1]*[.C45]^[.$E$2]+[.$E$3]" office:value-type="float" office:value="37630.2131439228">
            <text:p>37630,213</text:p>
          </table:table-cell>
          <table:table-cell table:formula="of:=[.D45]*0.02*0.02/9.8" office:value-type="float" office:value="1.53592706709889">
            <text:p>1,536</text:p>
          </table:table-cell>
          <table:table-cell table:formula="of:=ROUND([.E45]*100;0)" office:value-type="float" office:value="154">
            <text:p>154</text:p>
          </table:table-cell>
        </table:table-row>
        <table:table-row table:style-name="ro2">
          <table:table-cell table:formula="of:=[.A45]+16" office:value-type="float" office:value="640">
            <text:p>640</text:p>
          </table:table-cell>
          <table:table-cell table:formula="of:=2*[.A46]/1000" office:value-type="float" office:value="1.28">
            <text:p>1,280</text:p>
          </table:table-cell>
          <table:table-cell table:formula="of:=([.$B$1]-[.B46])*[.$B$3]/[.B46]-[.$B$2]" office:value-type="float" office:value="4525.46875">
            <text:p>4525,469</text:p>
          </table:table-cell>
          <table:table-cell table:formula="of:=[.$E$1]*[.C46]^[.$E$2]+[.$E$3]" office:value-type="float" office:value="39605.4474760393">
            <text:p>39605,447</text:p>
          </table:table-cell>
          <table:table-cell table:formula="of:=[.D46]*0.02*0.02/9.8" office:value-type="float" office:value="1.61654887657303">
            <text:p>1,617</text:p>
          </table:table-cell>
          <table:table-cell table:formula="of:=ROUND([.E46]*100;0)" office:value-type="float" office:value="162">
            <text:p>162</text:p>
          </table:table-cell>
        </table:table-row>
        <table:table-row table:style-name="ro2">
          <table:table-cell table:formula="of:=[.A46]+16" office:value-type="float" office:value="656">
            <text:p>656</text:p>
          </table:table-cell>
          <table:table-cell table:formula="of:=2*[.A47]/1000" office:value-type="float" office:value="1.312">
            <text:p>1,312</text:p>
          </table:table-cell>
          <table:table-cell table:formula="of:=([.$B$1]-[.B47])*[.$B$3]/[.B47]-[.$B$2]" office:value-type="float" office:value="4219.23780487805">
            <text:p>4219,238</text:p>
          </table:table-cell>
          <table:table-cell table:formula="of:=[.$E$1]*[.C47]^[.$E$2]+[.$E$3]" office:value-type="float" office:value="41728.1340265348">
            <text:p>41728,134</text:p>
          </table:table-cell>
          <table:table-cell table:formula="of:=[.D47]*0.02*0.02/9.8" office:value-type="float" office:value="1.7031891439402">
            <text:p>1,703</text:p>
          </table:table-cell>
          <table:table-cell table:formula="of:=ROUND([.E47]*100;0)" office:value-type="float" office:value="170">
            <text:p>170</text:p>
          </table:table-cell>
        </table:table-row>
        <table:table-row table:style-name="ro2">
          <table:table-cell table:formula="of:=[.A47]+16" office:value-type="float" office:value="672">
            <text:p>672</text:p>
          </table:table-cell>
          <table:table-cell table:formula="of:=2*[.A48]/1000" office:value-type="float" office:value="1.344">
            <text:p>1,344</text:p>
          </table:table-cell>
          <table:table-cell table:formula="of:=([.$B$1]-[.B48])*[.$B$3]/[.B48]-[.$B$2]" office:value-type="float" office:value="3927.58928571428">
            <text:p>3927,589</text:p>
          </table:table-cell>
          <table:table-cell table:formula="of:=[.$E$1]*[.C48]^[.$E$2]+[.$E$3]" office:value-type="float" office:value="44017.9073221481">
            <text:p>44017,907</text:p>
          </table:table-cell>
          <table:table-cell table:formula="of:=[.D48]*0.02*0.02/9.8" office:value-type="float" office:value="1.79664927845502">
            <text:p>1,797</text:p>
          </table:table-cell>
          <table:table-cell table:formula="of:=ROUND([.E48]*100;0)" office:value-type="float" office:value="180">
            <text:p>180</text:p>
          </table:table-cell>
        </table:table-row>
        <table:table-row table:style-name="ro2">
          <table:table-cell table:formula="of:=[.A48]+16" office:value-type="float" office:value="688">
            <text:p>688</text:p>
          </table:table-cell>
          <table:table-cell table:formula="of:=2*[.A49]/1000" office:value-type="float" office:value="1.376">
            <text:p>1,376</text:p>
          </table:table-cell>
          <table:table-cell table:formula="of:=([.$B$1]-[.B49])*[.$B$3]/[.B49]-[.$B$2]" office:value-type="float" office:value="3649.50581395349">
            <text:p>3649,506</text:p>
          </table:table-cell>
          <table:table-cell table:formula="of:=[.$E$1]*[.C49]^[.$E$2]+[.$E$3]" office:value-type="float" office:value="46498.1211444253">
            <text:p>46498,121</text:p>
          </table:table-cell>
          <table:table-cell table:formula="of:=[.D49]*0.02*0.02/9.8" office:value-type="float" office:value="1.89788249569083">
            <text:p>1,898</text:p>
          </table:table-cell>
          <table:table-cell table:formula="of:=ROUND([.E49]*100;0)" office:value-type="float" office:value="190">
            <text:p>190</text:p>
          </table:table-cell>
        </table:table-row>
        <table:table-row table:style-name="ro2">
          <table:table-cell table:formula="of:=[.A49]+16" office:value-type="float" office:value="704">
            <text:p>704</text:p>
          </table:table-cell>
          <table:table-cell table:formula="of:=2*[.A50]/1000" office:value-type="float" office:value="1.408">
            <text:p>1,408</text:p>
          </table:table-cell>
          <table:table-cell table:formula="of:=([.$B$1]-[.B50])*[.$B$3]/[.B50]-[.$B$2]" office:value-type="float" office:value="3384.0625">
            <text:p>3384,063</text:p>
          </table:table-cell>
          <table:table-cell table:formula="of:=[.$E$1]*[.C50]^[.$E$2]+[.$E$3]" office:value-type="float" office:value="49196.7943855616">
            <text:p>49196,794</text:p>
          </table:table-cell>
          <table:table-cell table:formula="of:=[.D50]*0.02*0.02/9.8" office:value-type="float" office:value="2.00803242390047">
            <text:p>2,008</text:p>
          </table:table-cell>
          <table:table-cell table:formula="of:=ROUND([.E50]*100;0)" office:value-type="float" office:value="201">
            <text:p>201</text:p>
          </table:table-cell>
        </table:table-row>
        <table:table-row table:style-name="ro2">
          <table:table-cell table:formula="of:=[.A50]+16" office:value-type="float" office:value="720">
            <text:p>720</text:p>
          </table:table-cell>
          <table:table-cell table:formula="of:=2*[.A51]/1000" office:value-type="float" office:value="1.44">
            <text:p>1,440</text:p>
          </table:table-cell>
          <table:table-cell table:formula="of:=([.$B$1]-[.B51])*[.$B$3]/[.B51]-[.$B$2]" office:value-type="float" office:value="3130.41666666667">
            <text:p>3130,417</text:p>
          </table:table-cell>
          <table:table-cell table:formula="of:=[.$E$1]*[.C51]^[.$E$2]+[.$E$3]" office:value-type="float" office:value="52147.8645241043">
            <text:p>52147,865</text:p>
          </table:table-cell>
          <table:table-cell table:formula="of:=[.D51]*0.02*0.02/9.8" office:value-type="float" office:value="2.12848426628997">
            <text:p>2,128</text:p>
          </table:table-cell>
          <table:table-cell table:formula="of:=ROUND([.E51]*100;0)" office:value-type="float" office:value="213">
            <text:p>213</text:p>
          </table:table-cell>
        </table:table-row>
        <table:table-row table:style-name="ro2">
          <table:table-cell table:formula="of:=[.A51]+16" office:value-type="float" office:value="736">
            <text:p>736</text:p>
          </table:table-cell>
          <table:table-cell table:formula="of:=2*[.A52]/1000" office:value-type="float" office:value="1.472">
            <text:p>1,472</text:p>
          </table:table-cell>
          <table:table-cell table:formula="of:=([.$B$1]-[.B52])*[.$B$3]/[.B52]-[.$B$2]" office:value-type="float" office:value="2887.79891304348">
            <text:p>2887,799</text:p>
          </table:table-cell>
          <table:table-cell table:formula="of:=[.$E$1]*[.C52]^[.$E$2]+[.$E$3]" office:value-type="float" office:value="55392.8733338933">
            <text:p>55392,873</text:p>
          </table:table-cell>
          <table:table-cell table:formula="of:=[.D52]*0.02*0.02/9.8" office:value-type="float" office:value="2.26093360546503">
            <text:p>2,261</text:p>
          </table:table-cell>
          <table:table-cell table:formula="of:=ROUND([.E52]*100;0)" office:value-type="float" office:value="226">
            <text:p>226</text:p>
          </table:table-cell>
        </table:table-row>
        <table:table-row table:style-name="ro2">
          <table:table-cell table:formula="of:=[.A52]+16" office:value-type="float" office:value="752">
            <text:p>752</text:p>
          </table:table-cell>
          <table:table-cell table:formula="of:=2*[.A53]/1000" office:value-type="float" office:value="1.504">
            <text:p>1,504</text:p>
          </table:table-cell>
          <table:table-cell table:formula="of:=([.$B$1]-[.B53])*[.$B$3]/[.B53]-[.$B$2]" office:value-type="float" office:value="2655.50531914893">
            <text:p>2655,505</text:p>
          </table:table-cell>
          <table:table-cell table:formula="of:=[.$E$1]*[.C53]^[.$E$2]+[.$E$3]" office:value-type="float" office:value="58983.2711149341">
            <text:p>58983,271</text:p>
          </table:table-cell>
          <table:table-cell table:formula="of:=[.D53]*0.02*0.02/9.8" office:value-type="float" office:value="2.40748045367078">
            <text:p>2,407</text:p>
          </table:table-cell>
          <table:table-cell table:formula="of:=ROUND([.E53]*100;0)" office:value-type="float" office:value="241">
            <text:p>241</text:p>
          </table:table-cell>
        </table:table-row>
        <table:table-row table:style-name="ro2">
          <table:table-cell table:formula="of:=[.A53]+16" office:value-type="float" office:value="768">
            <text:p>768</text:p>
          </table:table-cell>
          <table:table-cell table:formula="of:=2*[.A54]/1000" office:value-type="float" office:value="1.536">
            <text:p>1,536</text:p>
          </table:table-cell>
          <table:table-cell table:formula="of:=([.$B$1]-[.B54])*[.$B$3]/[.B54]-[.$B$2]" office:value-type="float" office:value="2432.890625">
            <text:p>2432,891</text:p>
          </table:table-cell>
          <table:table-cell table:formula="of:=[.$E$1]*[.C54]^[.$E$2]+[.$E$3]" office:value-type="float" office:value="62983.6242366224">
            <text:p>62983,624</text:p>
          </table:table-cell>
          <table:table-cell table:formula="of:=[.D54]*0.02*0.02/9.8" office:value-type="float" office:value="2.57076017292336">
            <text:p>2,571</text:p>
          </table:table-cell>
          <table:table-cell table:formula="of:=ROUND([.E54]*100;0)" office:value-type="float" office:value="257">
            <text:p>257</text:p>
          </table:table-cell>
        </table:table-row>
        <table:table-row table:style-name="ro2">
          <table:table-cell table:formula="of:=[.A54]+16" office:value-type="float" office:value="784">
            <text:p>784</text:p>
          </table:table-cell>
          <table:table-cell table:formula="of:=2*[.A55]/1000" office:value-type="float" office:value="1.568">
            <text:p>1,568</text:p>
          </table:table-cell>
          <table:table-cell table:formula="of:=([.$B$1]-[.B55])*[.$B$3]/[.B55]-[.$B$2]" office:value-type="float" office:value="2219.36224489796">
            <text:p>2219,362</text:p>
          </table:table-cell>
          <table:table-cell table:formula="of:=[.$E$1]*[.C55]^[.$E$2]+[.$E$3]" office:value-type="float" office:value="67476.1724138301">
            <text:p>67476,172</text:p>
          </table:table-cell>
          <table:table-cell table:formula="of:=[.D55]*0.02*0.02/9.8" office:value-type="float" office:value="2.75412948627878">
            <text:p>2,754</text:p>
          </table:table-cell>
          <table:table-cell table:formula="of:=ROUND([.E55]*100;0)" office:value-type="float" office:value="275">
            <text:p>275</text:p>
          </table:table-cell>
        </table:table-row>
        <table:table-row table:style-name="ro2">
          <table:table-cell table:formula="of:=[.A55]+16" office:value-type="float" office:value="800">
            <text:p>800</text:p>
          </table:table-cell>
          <table:table-cell table:formula="of:=2*[.A56]/1000" office:value-type="float" office:value="1.6">
            <text:p>1,600</text:p>
          </table:table-cell>
          <table:table-cell table:formula="of:=([.$B$1]-[.B56])*[.$B$3]/[.B56]-[.$B$2]" office:value-type="float" office:value="2014.375">
            <text:p>2014,375</text:p>
          </table:table-cell>
          <table:table-cell table:formula="of:=[.$E$1]*[.C56]^[.$E$2]+[.$E$3]" office:value-type="float" office:value="72567.4555502089">
            <text:p>72567,456</text:p>
          </table:table-cell>
          <table:table-cell table:formula="of:=[.D56]*0.02*0.02/9.8" office:value-type="float" office:value="2.96193696123302">
            <text:p>2,962</text:p>
          </table:table-cell>
          <table:table-cell table:formula="of:=ROUND([.E56]*100;0)" office:value-type="float" office:value="296">
            <text:p>296</text:p>
          </table:table-cell>
        </table:table-row>
        <table:table-row table:style-name="ro2">
          <table:table-cell table:formula="of:=[.A56]+16" office:value-type="float" office:value="816">
            <text:p>816</text:p>
          </table:table-cell>
          <table:table-cell table:formula="of:=2*[.A57]/1000" office:value-type="float" office:value="1.632">
            <text:p>1,632</text:p>
          </table:table-cell>
          <table:table-cell table:formula="of:=([.$B$1]-[.B57])*[.$B$3]/[.B57]-[.$B$2]" office:value-type="float" office:value="1817.42647058824">
            <text:p>1817,426</text:p>
          </table:table-cell>
          <table:table-cell table:formula="of:=[.$E$1]*[.C57]^[.$E$2]+[.$E$3]" office:value-type="float" office:value="78398.2087406671">
            <text:p>78398,209</text:p>
          </table:table-cell>
          <table:table-cell table:formula="of:=[.D57]*0.02*0.02/9.8" office:value-type="float" office:value="3.19992688737417">
            <text:p>3,200</text:p>
          </table:table-cell>
          <table:table-cell table:formula="of:=ROUND([.E57]*100;0)" office:value-type="float" office:value="320">
            <text:p>320</text:p>
          </table:table-cell>
        </table:table-row>
        <table:table-row table:style-name="ro2">
          <table:table-cell table:formula="of:=[.A57]+16" office:value-type="float" office:value="832">
            <text:p>832</text:p>
          </table:table-cell>
          <table:table-cell table:formula="of:=2*[.A58]/1000" office:value-type="float" office:value="1.664">
            <text:p>1,664</text:p>
          </table:table-cell>
          <table:table-cell table:formula="of:=([.$B$1]-[.B58])*[.$B$3]/[.B58]-[.$B$2]" office:value-type="float" office:value="1628.05288461538">
            <text:p>1628,053</text:p>
          </table:table-cell>
          <table:table-cell table:formula="of:=[.$E$1]*[.C58]^[.$E$2]+[.$E$3]" office:value-type="float" office:value="85158.596153184">
            <text:p>85158,596</text:p>
          </table:table-cell>
          <table:table-cell table:formula="of:=[.D58]*0.02*0.02/9.8" office:value-type="float" office:value="3.4758610674769">
            <text:p>3,476</text:p>
          </table:table-cell>
          <table:table-cell table:formula="of:=ROUND([.E58]*100;0)" office:value-type="float" office:value="348">
            <text:p>348</text:p>
          </table:table-cell>
        </table:table-row>
        <table:table-row table:style-name="ro2">
          <table:table-cell table:formula="of:=[.A58]+16" office:value-type="float" office:value="848">
            <text:p>848</text:p>
          </table:table-cell>
          <table:table-cell table:formula="of:=2*[.A59]/1000" office:value-type="float" office:value="1.696">
            <text:p>1,696</text:p>
          </table:table-cell>
          <table:table-cell table:formula="of:=([.$B$1]-[.B59])*[.$B$3]/[.B59]-[.$B$2]" office:value-type="float" office:value="1445.82547169811">
            <text:p>1445,825</text:p>
          </table:table-cell>
          <table:table-cell table:formula="of:=[.$E$1]*[.C59]^[.$E$2]+[.$E$3]" office:value-type="float" office:value="93112.5175910823">
            <text:p>93112,518</text:p>
          </table:table-cell>
          <table:table-cell table:formula="of:=[.D59]*0.02*0.02/9.8" office:value-type="float" office:value="3.80051092208499">
            <text:p>3,801</text:p>
          </table:table-cell>
          <table:table-cell table:formula="of:=ROUND([.E59]*100;0)" office:value-type="float" office:value="380">
            <text:p>380</text:p>
          </table:table-cell>
        </table:table-row>
        <table:table-row table:style-name="ro2">
          <table:table-cell table:formula="of:=[.A59]+16" office:value-type="float" office:value="864">
            <text:p>864</text:p>
          </table:table-cell>
          <table:table-cell table:formula="of:=2*[.A60]/1000" office:value-type="float" office:value="1.728">
            <text:p>1,728</text:p>
          </table:table-cell>
          <table:table-cell table:formula="of:=([.$B$1]-[.B60])*[.$B$3]/[.B60]-[.$B$2]" office:value-type="float" office:value="1270.34722222222">
            <text:p>1270,347</text:p>
          </table:table-cell>
          <table:table-cell table:formula="of:=[.$E$1]*[.C60]^[.$E$2]+[.$E$3]" office:value-type="float" office:value="102638.067583951">
            <text:p>102638,068</text:p>
          </table:table-cell>
          <table:table-cell table:formula="of:=[.D60]*0.02*0.02/9.8" office:value-type="float" office:value="4.18930888097757">
            <text:p>4,189</text:p>
          </table:table-cell>
          <table:table-cell table:formula="of:=ROUND([.E60]*100;0)" office:value-type="float" office:value="419">
            <text:p>419</text:p>
          </table:table-cell>
        </table:table-row>
        <table:table-row table:style-name="ro2">
          <table:table-cell table:formula="of:=[.A60]+16" office:value-type="float" office:value="880">
            <text:p>880</text:p>
          </table:table-cell>
          <table:table-cell table:formula="of:=2*[.A61]/1000" office:value-type="float" office:value="1.76">
            <text:p>1,760</text:p>
          </table:table-cell>
          <table:table-cell table:formula="of:=([.$B$1]-[.B61])*[.$B$3]/[.B61]-[.$B$2]" office:value-type="float" office:value="1101.25">
            <text:p>1101,250</text:p>
          </table:table-cell>
          <table:table-cell table:formula="of:=[.$E$1]*[.C61]^[.$E$2]+[.$E$3]" office:value-type="float" office:value="114298.402546602">
            <text:p>114298,403</text:p>
          </table:table-cell>
          <table:table-cell table:formula="of:=[.D61]*0.02*0.02/9.8" office:value-type="float" office:value="4.66524092026945">
            <text:p>4,665</text:p>
          </table:table-cell>
          <table:table-cell table:formula="of:=ROUND([.E61]*100;0)" office:value-type="float" office:value="467">
            <text:p>467</text:p>
          </table:table-cell>
        </table:table-row>
        <table:table-row table:style-name="ro2">
          <table:table-cell table:formula="of:=[.A61]+16" office:value-type="float" office:value="896">
            <text:p>896</text:p>
          </table:table-cell>
          <table:table-cell table:formula="of:=2*[.A62]/1000" office:value-type="float" office:value="1.792">
            <text:p>1,792</text:p>
          </table:table-cell>
          <table:table-cell table:formula="of:=([.$B$1]-[.B62])*[.$B$3]/[.B62]-[.$B$2]" office:value-type="float" office:value="938.191964285714">
            <text:p>938,192</text:p>
          </table:table-cell>
          <table:table-cell table:formula="of:=[.$E$1]*[.C62]^[.$E$2]+[.$E$3]" office:value-type="float" office:value="128973.898430872">
            <text:p>128973,898</text:p>
          </table:table-cell>
          <table:table-cell table:formula="of:=[.D62]*0.02*0.02/9.8" office:value-type="float" office:value="5.26424075228049">
            <text:p>5,264</text:p>
          </table:table-cell>
          <table:table-cell table:formula="of:=ROUND([.E62]*100;0)" office:value-type="float" office:value="526">
            <text:p>526</text:p>
          </table:table-cell>
        </table:table-row>
        <table:table-row table:style-name="ro2">
          <table:table-cell table:formula="of:=[.A62]+16" office:value-type="float" office:value="912">
            <text:p>912</text:p>
          </table:table-cell>
          <table:table-cell table:formula="of:=2*[.A63]/1000" office:value-type="float" office:value="1.824">
            <text:p>1,824</text:p>
          </table:table-cell>
          <table:table-cell table:formula="of:=([.$B$1]-[.B63])*[.$B$3]/[.B63]-[.$B$2]" office:value-type="float" office:value="780.855263157894">
            <text:p>780,855</text:p>
          </table:table-cell>
          <table:table-cell table:formula="of:=[.$E$1]*[.C63]^[.$E$2]+[.$E$3]" office:value-type="float" office:value="148128.89777607">
            <text:p>148128,898</text:p>
          </table:table-cell>
          <table:table-cell table:formula="of:=[.D63]*0.02*0.02/9.8" office:value-type="float" office:value="6.04607746024777">
            <text:p>6,046</text:p>
          </table:table-cell>
          <table:table-cell table:formula="of:=ROUND([.E63]*100;0)" office:value-type="float" office:value="605">
            <text:p>605</text:p>
          </table:table-cell>
        </table:table-row>
        <table:table-row table:style-name="ro2">
          <table:table-cell table:formula="of:=[.A63]+16" office:value-type="float" office:value="928">
            <text:p>928</text:p>
          </table:table-cell>
          <table:table-cell table:formula="of:=2*[.A64]/1000" office:value-type="float" office:value="1.856">
            <text:p>1,856</text:p>
          </table:table-cell>
          <table:table-cell table:formula="of:=([.$B$1]-[.B64])*[.$B$3]/[.B64]-[.$B$2]" office:value-type="float" office:value="628.943965517241">
            <text:p>628,944</text:p>
          </table:table-cell>
          <table:table-cell table:formula="of:=[.$E$1]*[.C64]^[.$E$2]+[.$E$3]" office:value-type="float" office:value="174408.772796568">
            <text:p>174408,773</text:p>
          </table:table-cell>
          <table:table-cell table:formula="of:=[.D64]*0.02*0.02/9.8" office:value-type="float" office:value="7.11872542026806">
            <text:p>7,119</text:p>
          </table:table-cell>
          <table:table-cell table:formula="of:=ROUND([.E64]*100;0)" office:value-type="float" office:value="712">
            <text:p>712</text:p>
          </table:table-cell>
        </table:table-row>
        <table:table-row table:style-name="ro2">
          <table:table-cell table:formula="of:=[.A64]+16" office:value-type="float" office:value="944">
            <text:p>944</text:p>
          </table:table-cell>
          <table:table-cell table:formula="of:=2*[.A65]/1000" office:value-type="float" office:value="1.888">
            <text:p>1,888</text:p>
          </table:table-cell>
          <table:table-cell table:formula="of:=([.$B$1]-[.B65])*[.$B$3]/[.B65]-[.$B$2]" office:value-type="float" office:value="482.182203389831">
            <text:p>482,182</text:p>
          </table:table-cell>
          <table:table-cell table:formula="of:=[.$E$1]*[.C65]^[.$E$2]+[.$E$3]" office:value-type="float" office:value="213180.141953895">
            <text:p>213180,142</text:p>
          </table:table-cell>
          <table:table-cell table:formula="of:=[.D65]*0.02*0.02/9.8" office:value-type="float" office:value="8.70123028383246">
            <text:p>8,701</text:p>
          </table:table-cell>
          <table:table-cell table:formula="of:=ROUND([.E65]*100;0)" office:value-type="float" office:value="870">
            <text:p>870</text:p>
          </table:table-cell>
        </table:table-row>
        <table:table-row table:style-name="ro2">
          <table:table-cell table:formula="of:=[.A65]+16" office:value-type="float" office:value="960">
            <text:p>960</text:p>
          </table:table-cell>
          <table:table-cell table:formula="of:=2*[.A66]/1000" office:value-type="float" office:value="1.92">
            <text:p>1,920</text:p>
          </table:table-cell>
          <table:table-cell table:formula="of:=([.$B$1]-[.B66])*[.$B$3]/[.B66]-[.$B$2]" office:value-type="float" office:value="340.3125">
            <text:p>340,313</text:p>
          </table:table-cell>
          <table:table-cell table:formula="of:=[.$E$1]*[.C66]^[.$E$2]+[.$E$3]" office:value-type="float" office:value="277431.726600616">
            <text:p>277431,727</text:p>
          </table:table-cell>
          <table:table-cell table:formula="of:=[.D66]*0.02*0.02/9.8" office:value-type="float" office:value="11.3237439428823">
            <text:p>11,324</text:p>
          </table:table-cell>
          <table:table-cell table:formula="of:=ROUND([.E66]*100;0)" office:value-type="float" office:value="1132">
            <text:p>1132</text:p>
          </table:table-cell>
        </table:table-row>
        <table:table-row table:style-name="ro2">
          <table:table-cell table:formula="of:=[.A66]+16" office:value-type="float" office:value="976">
            <text:p>976</text:p>
          </table:table-cell>
          <table:table-cell table:formula="of:=2*[.A67]/1000" office:value-type="float" office:value="1.952">
            <text:p>1,952</text:p>
          </table:table-cell>
          <table:table-cell table:formula="of:=([.$B$1]-[.B67])*[.$B$3]/[.B67]-[.$B$2]" office:value-type="float" office:value="203.094262295082">
            <text:p>203,094</text:p>
          </table:table-cell>
          <table:table-cell table:formula="of:=[.$E$1]*[.C67]^[.$E$2]+[.$E$3]" office:value-type="float" office:value="409990.92117973">
            <text:p>409990,921</text:p>
          </table:table-cell>
          <table:table-cell table:formula="of:=[.D67]*0.02*0.02/9.8" office:value-type="float" office:value="16.7343233134584">
            <text:p>16,734</text:p>
          </table:table-cell>
          <table:table-cell table:formula="of:=ROUND([.E67]*100;0)" office:value-type="float" office:value="1673">
            <text:p>1673</text:p>
          </table:table-cell>
        </table:table-row>
        <table:table-row table:style-name="ro2">
          <table:table-cell table:formula="of:=[.A67]+16" office:value-type="float" office:value="992">
            <text:p>992</text:p>
          </table:table-cell>
          <table:table-cell table:formula="of:=2*[.A68]/1000" office:value-type="float" office:value="1.984">
            <text:p>1,984</text:p>
          </table:table-cell>
          <table:table-cell table:formula="of:=([.$B$1]-[.B68])*[.$B$3]/[.B68]-[.$B$2]" office:value-type="float" office:value="70.3024193548381">
            <text:p>70,302</text:p>
          </table:table-cell>
          <table:table-cell table:formula="of:=[.$E$1]*[.C68]^[.$E$2]+[.$E$3]" office:value-type="float" office:value="915561.310070748">
            <text:p>915561,310</text:p>
          </table:table-cell>
          <table:table-cell table:formula="of:=[.D68]*0.02*0.02/9.8" office:value-type="float" office:value="37.3698493906428">
            <text:p>37,370</text:p>
          </table:table-cell>
          <table:table-cell table:formula="of:=ROUND([.E68]*100;0)" office:value-type="float" office:value="3737">
            <text:p>3737</text:p>
          </table:table-cell>
        </table:table-row>
        <table:table-row table:style-name="ro2">
          <table:table-cell table:formula="of:=[.A68]+16" office:value-type="float" office:value="1008">
            <text:p>1008</text:p>
          </table:table-cell>
          <table:table-cell table:formula="of:=2*[.A69]/1000" office:value-type="float" office:value="2.016">
            <text:p>2,016</text:p>
          </table:table-cell>
          <table:table-cell table:formula="of:=([.$B$1]-[.B69])*[.$B$3]/[.B69]-[.$B$2]" office:value-type="float" office:value="-58.2738095238101">
            <text:p>-58,274</text:p>
          </table:table-cell>
          <table:table-cell table:formula="of:=[.$E$1]*[.C69]^[.$E$2]+[.$E$3]" office:value-type="float" office:value="0">
            <text:p>#VALORE!</text:p>
          </table:table-cell>
          <table:table-cell table:formula="of:=[.D69]*0.02*0.02/9.8" office:value-type="float" office:value="0">
            <text:p>#VALORE!</text:p>
          </table:table-cell>
          <table:table-cell table:formula="of:=ROUND([.E69]*100;0)" office:value-type="float" office:value="0">
            <text:p>#VALORE!</text:p>
          </table:table-cell>
        </table:table-row>
        <table:table-row table:style-name="ro2">
          <table:table-cell table:formula="of:=[.A69]+16" office:value-type="float" office:value="1024">
            <text:p>1024</text:p>
          </table:table-cell>
          <table:table-cell table:formula="of:=2*[.A70]/1000" office:value-type="float" office:value="2.048">
            <text:p>2,048</text:p>
          </table:table-cell>
          <table:table-cell table:formula="of:=([.$B$1]-[.B70])*[.$B$3]/[.B70]-[.$B$2]" office:value-type="float" office:value="-182.83203125">
            <text:p>-182,832</text:p>
          </table:table-cell>
          <table:table-cell table:formula="of:=[.$E$1]*[.C70]^[.$E$2]+[.$E$3]" office:value-type="float" office:value="0">
            <text:p>#VALORE!</text:p>
          </table:table-cell>
          <table:table-cell table:formula="of:=[.D70]*0.02*0.02/9.8" office:value-type="float" office:value="0">
            <text:p>#VALORE!</text:p>
          </table:table-cell>
          <table:table-cell table:formula="of:=ROUND([.E70]*100;0)" office:value-type="float" office:value="0">
            <text:p>#VALORE!</text:p>
          </table:table-cell>
        </table:table-row>
      </table:table>
      <table:named-expressions>
        <table:named-range table:name="R_1" table:base-cell-address="$Foglio1.$A$2" table:cell-range-address="$Foglio1.$A$2"/>
        <table:named-range table:name="R_2" table:base-cell-address="$Foglio1.$A$3" table:cell-range-address="$Foglio1.$A$3"/>
        <table:named-range table:name="Vcc" table:base-cell-address="$Foglio1.$A$1" table:cell-range-address="$Foglio1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00/00/0000</text:date>, <text:time style:data-style-name="N2" text:time-value="0000-00-00T17:47:27.2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 Valentini</meta:initial-creator>
    <meta:creation-date>2013-07-19T16:43:57.38</meta:creation-date>
    <dc:date>2013-07-19T18:32:55.81</dc:date>
    <dc:creator>Yuri Valentini</dc:creator>
    <meta:editing-duration>PT55M3S</meta:editing-duration>
    <meta:editing-cycles>7</meta:editing-cycles>
    <meta:generator>LibreOffice/3.6$Windows_x86 LibreOffice_project/2ef5aff-a6fb0ff-166bdff-cf087ad-0f1389</meta:generator>
    <meta:document-statistic meta:table-count="1" meta:cell-count="408" meta:object-count="0"/>
  </office:meta>
</office:document-meta>
</file>